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harStream.reInit( java . io . InputStream d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Im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CharStream.SimpleCharStream( java . io . Reader d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SimpleCharStream( java . io . InputStream dstream , int startlin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Suffix(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CharStream.getBegin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mpleCharStream.reInit( java . io . Reader dstream , int startlin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Begin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fillBuff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impleCharStream.getEn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adjustBeginLineColumn( int newLine , int newCo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impleCharStream.getEnd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reInit( java . io . InputStream dstream , int startlin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SimpleCharStream( java . io . InputStream dstream , int startline , int startcolumn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CharStream.reInit( java . io . Reader dstream , int startline , int startcolumn , int buffer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CharStream.SimpleCharStream( java . io . Reader dstream , int startline , int startcolumn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CharStream.SimpleCharStream( java . io . InputStream d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begin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CharStream.reInit( java . io . Reader d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backup( int am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harStream.updateLineColumn( char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impleCharStream.readCha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CharStream.SimpleCharStream( java . io . Reader dstream , int startlin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reInit( java . io . InputStream dstream , int startline , int startcolumn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CharStream.expandBuff( boolean wrapArou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7">
            <text:p text:style-name="Table_20_Contents">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